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 style:writing-mode="lr-tb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szelkie pl litery na ich odpowiedniki.</text:p>
      <text:p text:style-name="Standard">Pole z numerem telefonu zeby mialo tylko I wylacznie same cyfry.</text:p>
      <text:p text:style-name="Standard"/>
      <text:p text:style-name="Standard"><text:tab/>"-" <text:s text:c="18"/>"-"</text:p>
      <text:p text:style-name="Standard"><text:tab/>"-" <text:s text:c="18"/>"-"</text:p>
      <text:p text:style-name="Standard"><text:tab/>"-" <text:s text:c="18"/>"-"</text:p>
      <text:p text:style-name="Standard"><text:tab/>"-" <text:s text:c="18"/>"-"</text:p>
      <text:p text:style-name="Standard"><text:tab/>"-","-"</text:p>
      <text:p text:style-name="Standard"><text:tab/>"–" <text:s text:c="18"/>"-"</text:p>
      <text:p text:style-name="Standard"><text:tab/>"•" <text:s text:c="18"/>"-"</text:p>
      <text:p text:style-name="Standard"><text:tab/>"’" <text:s text:c="18"/>"'"</text:p>
      <text:p text:style-name="Standard"><text:tab/>"'" <text:s text:c="18"/>"'"</text:p>
      <text:p text:style-name="Standard"><text:tab/>"‘" <text:s text:c="18"/>"'"</text:p>
      <text:p text:style-name="Standard"><text:tab/>"`" <text:s text:c="18"/>"'"</text:p>
      <text:p text:style-name="Standard"><text:tab/>"“" <text:s text:c="18"/>""""</text:p>
      <text:p text:style-name="Standard"><text:tab/>"”" <text:s text:c="18"/>""""</text:p>
      <text:p text:style-name="Standard"><text:tab/>"…" <text:s text:c="18"/>"..."</text:p>
      <text:p text:style-name="Standard"><text:tab/>"™" <text:s text:c="18"/>""</text:p>
      <text:p text:style-name="Standard"><text:tab/>"®" <text:s text:c="18"/>""</text:p>
      <text:p text:style-name="Standard"><text:tab/>"*" <text:s text:c="18"/>""</text:p>
      <text:p text:style-name="Standard"><text:tab/>"©" <text:s text:c="18"/>""</text:p>
      <text:p text:style-name="Standard"><text:tab/>"†" <text:s text:c="18"/>""</text:p>
      <text:p text:style-name="Standard"><text:tab/>"†" <text:s text:c="18"/>""</text:p>
      <text:p text:style-name="Standard"><text:tab/>"‡" <text:s text:c="18"/>""</text:p>
      <text:p text:style-name="Standard"><text:tab/>"µ" <text:s text:c="18"/>"mc"</text:p>
      <text:p text:style-name="Standard"><text:tab/>"#" <text:s text:c="18"/>" "</text:p>
      <text:p text:style-name="Standard"><text:tab/>"Ü" <text:s text:c="18"/>"u"</text:p>
      <text:p text:style-name="Standard"><text:tab/>"ç" <text:s text:c="18"/>"c"</text:p>
      <text:p text:style-name="Standard"><text:tab/>"í" <text:s text:c="18"/>"i"</text:p>
      <text:p text:style-name="Standard"><text:tab/>"#" <text:s text:c="18"/>" "</text:p>
      <text:p text:style-name="Standard"><text:tab/>" <text:s text:c="2"/>" <text:s text:c="18"/>" "</text:p>
      <text:p text:style-name="Standard"><text:tab/>" <text:s text:c="2"/>" <text:s text:c="18"/>" "</text:p>
      <text:p text:style-name="Standard"><text:tab/>" <text:s/>" <text:s text:c="18"/>" "</text:p>
      <text:p text:style-name="Standard"><text:tab/>" <text:s/>" <text:s text:c="18"/>" 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4T08:35:15.02</meta:creation-date>
    <meta:document-statistic meta:table-count="0" meta:image-count="0" meta:object-count="0" meta:page-count="1" meta:paragraph-count="33" meta:word-count="88" meta:character-count="895"/>
    <dc:date>2016-11-14T08:42:05.49</dc:date>
    <meta:editing-duration>PT6M50S</meta:editing-duration>
    <meta:editing-cycles>1</meta:editing-cycles>
    <meta:generator>OpenOffice/4.1.3$Win32 OpenOffice.org_project/413m1$Build-9783</meta:generator>
  </office:meta>
</office:document-meta>
</file>